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0.9102in"/>
    </style:style>
    <style:style style:name="ro4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fo:background-color="transparent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0008in solid #000000" fo:background-color="transparent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none" fo:background-color="#eeeeee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0.0008in solid #000000" fo:background-color="#eeeeee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-bottom="none" fo:background-color="transparent" fo:border-left="0.0008in solid #000000" fo:border-right="0.0008in solid #000000" fo:border-top="0.0071in solid #000000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0.0071in solid #000000" fo:background-color="transparent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ackground-color="#cccccc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0.0071in solid #000000" fo:background-color="#cccccc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0.0008in solid #000000" fo:background-color="#cccccc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order-bottom="none" fo:background-color="#cccccc" fo:border-left="0.0008in solid #000000" fo:border-right="0.0008in solid #000000" fo:border-top="0.0071in solid #000000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-bottom="none" fo:background-color="#dddddd" fo:border-left="0.0008in solid #000000" fo:border-right="0.0008in solid #000000" fo:border-top="0.0071in solid #000000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order-bottom="0.0071in solid #000000" fo:background-color="#dddddd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fo:background-color="#dddddd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0.0008in solid #000000" fo:background-color="#dddddd" fo:border-left="0.0008in solid #000000" fo:border-right="0.0008in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071in solid #000000" fo:background-color="#dddddd" fo:border-left="0.0008in solid #000000" fo:border-right="0.0008in solid #000000" fo:border-top="none"/>
      <style:text-properties style:font-name="Liberation Sans" fo:font-size="12pt" fo:font-weight="bold" style:font-name-asian="AR PL UMing HK" style:font-size-asian="12pt" style:font-weight-asian="bold" style:font-name-complex="Lohit Devanagari" style:font-size-complex="12pt" style:font-weight-complex="bold"/>
    </style:style>
    <style:style style:name="ce18" style:family="table-cell" style:parent-style-name="Default">
      <style:table-cell-properties fo:border-bottom="0.0008in solid #000000" fo:background-color="#cccccc" fo:border-left="0.0008in solid #000000" fo:border-right="0.0008in solid #000000" fo:border-top="none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5" style:family="table-cell" style:parent-style-name="Default">
      <style:table-cell-properties fo:border-bottom="0.0008in solid #000000" fo:border-left="none" fo:border-right="none" fo:border-top="none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40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40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 style:data-style-name="N40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 style:data-style-name="N40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 style:data-style-name="N40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 style:data-style-name="N40">
      <style:table-cell-properties fo:border-bottom="none" fo:background-color="#eeeee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 style:data-style-name="N40">
      <style:table-cell-properties fo:border-bottom="0.0008in solid #000000" fo:background-color="#eeeee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 style:data-style-name="N40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 style:data-style-name="N40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 style:data-style-name="N40">
      <style:table-cell-properties fo:border-bottom="none" style:text-align-source="fix" style:repeat-content="false" fo:background-color="transparent" fo:border-left="0.0008in solid #000000" fo:border-right="0.0008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 style:data-style-name="N40">
      <style:table-cell-properties fo:border-bottom="0.0071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 style:data-style-name="N40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 style:data-style-name="N40">
      <style:table-cell-properties fo:border-bottom="0.0071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 style:data-style-name="N40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1" style:family="table-cell" style:parent-style-name="Default" style:data-style-name="N40">
      <style:table-cell-properties fo:border-bottom="none" fo:background-color="#cccccc" style:text-align-source="fix" style:repeat-content="false" fo:border-left="0.0008in solid #000000" fo:border-right="0.0008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42" style:family="table-cell" style:parent-style-name="Default" style:data-style-name="N40">
      <style:table-cell-properties fo:border-bottom="none" fo:background-color="#dddddd" style:text-align-source="fix" style:repeat-content="false" fo:border-left="0.0008in solid #000000" fo:border-right="0.0008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43" style:family="table-cell" style:parent-style-name="Default" style:data-style-name="N40">
      <style:table-cell-properties fo:border-bottom="0.0071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4" style:family="table-cell" style:parent-style-name="Default" style:data-style-name="N40">
      <style:table-cell-properties fo:border-bottom="none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 style:data-style-name="N40">
      <style:table-cell-properties fo:border-bottom="0.0008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6" style:family="table-cell" style:parent-style-name="Default" style:data-style-name="N40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47" style:family="table-cell" style:parent-style-name="Default" style:data-style-name="N4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order-left="none" fo:border-right="none" fo:border-top="0.0008in solid #000000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120">
      <style:table-cell-properties fo:border-bottom="none" fo:background-color="#eeeee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3" style:family="table-cell" style:parent-style-name="Default" style:data-style-name="N120">
      <style:table-cell-properties fo:border-bottom="0.0008in solid #000000" fo:background-color="#eeeeee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 style:data-style-name="N120">
      <style:table-cell-properties fo:border-bottom="none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 style:data-style-name="N120">
      <style:table-cell-properties fo:border-bottom="0.0008in solid #000000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 style:data-style-name="N120">
      <style:table-cell-properties fo:border-bottom="none" style:text-align-source="fix" style:repeat-content="false" fo:background-color="transparent" fo:border-left="none" fo:border-right="0.0008in solid #000000" fo:border-top="0.0071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 style:data-style-name="N120">
      <style:table-cell-properties fo:border-bottom="0.0071in solid #000000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 style:data-style-name="N120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9" style:family="table-cell" style:parent-style-name="Default" style:data-style-name="N120">
      <style:table-cell-properties fo:border-bottom="0.0071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 style:data-style-name="N120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 style:data-style-name="N120">
      <style:table-cell-properties fo:border-bottom="none" fo:background-color="#cccccc" style:text-align-source="fix" style:repeat-content="false" fo:border-left="none" fo:border-right="0.0008in solid #000000" fo:border-top="0.0071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2" style:family="table-cell" style:parent-style-name="Default" style:data-style-name="N120">
      <style:table-cell-properties fo:border-bottom="none" fo:background-color="#dddddd" style:text-align-source="fix" style:repeat-content="false" fo:border-left="none" fo:border-right="0.0008in solid #000000" fo:border-top="0.0071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3" style:family="table-cell" style:parent-style-name="Default" style:data-style-name="N120">
      <style:table-cell-properties fo:border-bottom="0.0071in solid #000000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4" style:family="table-cell" style:parent-style-name="Default" style:data-style-name="N120">
      <style:table-cell-properties fo:border-bottom="none" fo:background-color="#dddddd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5" style:family="table-cell" style:parent-style-name="Default" style:data-style-name="N120">
      <style:table-cell-properties fo:border-bottom="0.0008in solid #000000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6" style:family="table-cell" style:parent-style-name="Default" style:data-style-name="N40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style:text-align-source="value-type" style:repeat-content="false" fo:border="0.0008in solid #000000"/>
      <style:paragraph-properties fo:margin-left="0in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 style:data-style-name="N120">
      <style:table-cell-properties fo:border-bottom="none" fo:background-color="#eeeee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2" style:family="table-cell" style:parent-style-name="Default" style:data-style-name="N120">
      <style:table-cell-properties fo:border-bottom="0.0008in solid #000000" fo:background-color="#eeeee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3" style:family="table-cell" style:parent-style-name="Default" style:data-style-name="N120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4" style:family="table-cell" style:parent-style-name="Default" style:data-style-name="N120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5" style:family="table-cell" style:parent-style-name="Default" style:data-style-name="N120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6" style:family="table-cell" style:parent-style-name="Default" style:data-style-name="N120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7" style:family="table-cell" style:parent-style-name="Default" style:data-style-name="N120">
      <style:table-cell-properties fo:border-bottom="none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 style:data-style-name="N120">
      <style:table-cell-properties fo:border-bottom="0.0008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9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80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81" style:family="table-cell" style:parent-style-name="Default" style:data-style-name="N37">
      <style:table-cell-properties fo:border-bottom="none" style:text-align-source="fix" style:repeat-content="false" fo:border-left="0.0008in solid #000000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order-bottom="none" fo:background-color="#eeeeee" fo:border-left="0.0138in solid #000000" fo:border-right="none" fo:border-top="0.0138in solid #000000"/>
      <style:text-properties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order-bottom="none" fo:background-color="#eeeeee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84" style:family="table-cell" style:parent-style-name="Default">
      <style:table-cell-properties fo:border-bottom="0.0008in solid #000000" fo:background-color="#eeeeee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5" style:family="table-cell" style:parent-style-name="Default">
      <style:table-cell-properties fo:border-bottom="none" fo:background-color="transparent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6" style:family="table-cell" style:parent-style-name="Default">
      <style:table-cell-properties fo:border-bottom="none" fo:background-color="transparent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87" style:family="table-cell" style:parent-style-name="Default">
      <style:table-cell-properties fo:border-bottom="0.0008in solid #000000" fo:background-color="transparent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8" style:family="table-cell" style:parent-style-name="Default">
      <style:table-cell-properties fo:border-bottom="none" fo:background-color="#eeeeee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9" style:family="table-cell" style:parent-style-name="Default">
      <style:table-cell-properties fo:border-bottom="none" fo:background-color="#cccccc" fo:border-left="0.000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0" style:family="table-cell" style:parent-style-name="Default">
      <style:table-cell-properties fo:border-bottom="0.0008in solid #000000" fo:background-color="#cccccc" fo:border-left="0.000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1" style:family="table-cell" style:parent-style-name="Default">
      <style:table-cell-properties fo:border-bottom="none" fo:background-color="#cccccc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2" style:family="table-cell" style:parent-style-name="Default">
      <style:table-cell-properties fo:border-bottom="0.0008in solid #000000" fo:background-color="#cccccc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3" style:family="table-cell" style:parent-style-name="Default">
      <style:table-cell-properties fo:border-bottom="none" fo:background-color="#cccccc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4" style:family="table-cell" style:parent-style-name="Default">
      <style:table-cell-properties fo:border-bottom="none" fo:background-color="#dddddd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5" style:family="table-cell" style:parent-style-name="Default">
      <style:table-cell-properties fo:border-bottom="none" fo:background-color="#dddddd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6" style:family="table-cell" style:parent-style-name="Default">
      <style:table-cell-properties fo:border-bottom="0.0008in solid #000000" fo:background-color="#dddddd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7" style:family="table-cell" style:parent-style-name="Default">
      <style:table-cell-properties fo:border-bottom="none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8" style:family="table-cell" style:parent-style-name="Default">
      <style:table-cell-properties fo:border-bottom="0.0008in solid #000000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order-bottom="none" fo:background-color="#eeeeee" style:text-align-source="fix" style:repeat-content="false" fo:border-left="none" fo:border-right="none" fo:border-top="0.013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able-cell-properties fo:border-bottom="none" fo:background-color="#eeeeee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2" style:family="table-cell" style:parent-style-name="Default">
      <style:table-cell-properties fo:border-bottom="0.0008in solid #000000" fo:background-color="#eeeeee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03" style:family="table-cell" style:parent-style-name="Default">
      <style:table-cell-properties fo:background-color="transparent" fo:border="none"/>
      <style:text-properties fo:font-size="14pt" fo:font-style="normal" style:font-size-asian="14pt" style:font-style-asian="normal" style:font-size-complex="14pt" style:font-style-complex="normal"/>
    </style:style>
    <style:style style:name="ce104" style:family="table-cell" style:parent-style-name="Default">
      <style:table-cell-properties fo:border-bottom="none" fo:background-color="transparent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5" style:family="table-cell" style:parent-style-name="Default">
      <style:table-cell-properties fo:border-bottom="0.0008in solid #000000" fo:background-color="transparent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06" style:family="table-cell" style:parent-style-name="Default">
      <style:table-cell-properties fo:background-color="transparent"/>
      <style:text-properties fo:font-size="14pt" fo:font-style="normal" style:font-size-asian="14pt" style:font-style-asian="normal" style:font-size-complex="14pt" style:font-style-complex="normal"/>
    </style:style>
    <style:style style:name="ce107" style:family="table-cell" style:parent-style-name="Default">
      <style:table-cell-properties fo:background-color="#eeeeee"/>
      <style:text-properties fo:font-size="14pt" fo:font-style="normal" style:font-size-asian="14pt" style:font-style-asian="normal" style:font-size-complex="14pt" style:font-style-complex="normal"/>
    </style:style>
    <style:style style:name="ce108" style:family="table-cell" style:parent-style-name="Default">
      <style:table-cell-properties fo:border-bottom="none" fo:background-color="#cccccc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9" style:family="table-cell" style:parent-style-name="Default">
      <style:table-cell-properties fo:border-bottom="0.0008in solid #000000" fo:background-color="#cccccc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10" style:family="table-cell" style:parent-style-name="Default">
      <style:table-cell-properties fo:background-color="#cccccc"/>
      <style:text-properties fo:font-size="14pt" fo:font-style="normal" style:font-size-asian="14pt" style:font-style-asian="normal" style:font-size-complex="14pt" style:font-style-complex="normal"/>
    </style:style>
    <style:style style:name="ce111" style:family="table-cell" style:parent-style-name="Default">
      <style:table-cell-properties fo:background-color="#dddddd"/>
      <style:text-properties fo:font-size="14pt" fo:font-style="normal" style:font-size-asian="14pt" style:font-style-asian="normal" style:font-size-complex="14pt" style:font-style-complex="normal"/>
    </style:style>
    <style:style style:name="ce112" style:family="table-cell" style:parent-style-name="Default">
      <style:table-cell-properties fo:border-bottom="none" fo:background-color="#dddddd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13" style:family="table-cell" style:parent-style-name="Default">
      <style:table-cell-properties fo:border-bottom="0.0008in solid #000000" fo:background-color="#dddddd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14" style:family="table-cell" style:parent-style-name="Default">
      <style:table-cell-properties fo:border-bottom="none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15" style:family="table-cell" style:parent-style-name="Default">
      <style:table-cell-properties fo:border-bottom="0.0008in solid #000000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16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order-bottom="none" fo:background-color="#eeeeee" style:text-align-source="fix" style:repeat-content="false" fo:border-left="none" fo:border-right="0.0138in solid #000000" fo:border-top="0.013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order-bottom="none" fo:background-color="#eeeeee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20" style:family="table-cell" style:parent-style-name="Default">
      <style:table-cell-properties fo:border-bottom="0.0008in solid #000000" fo:background-color="#eeeeee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1" style:family="table-cell" style:parent-style-name="Default">
      <style:table-cell-properties fo:border-bottom="none" fo:background-color="transparent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2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23" style:family="table-cell" style:parent-style-name="Default">
      <style:table-cell-properties fo:border-bottom="0.0008in solid #000000" fo:background-color="transparent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4" style:family="table-cell" style:parent-style-name="Default">
      <style:table-cell-properties fo:border-bottom="none" fo:background-color="#eeeeee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5" style:family="table-cell" style:parent-style-name="Default">
      <style:table-cell-properties fo:border-bottom="none" fo:background-color="transparent" fo:border-left="none" fo:border-right="0.013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6" style:family="table-cell" style:parent-style-name="Default">
      <style:table-cell-properties fo:border-bottom="none" fo:background-color="#cccccc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27" style:family="table-cell" style:parent-style-name="Default">
      <style:table-cell-properties fo:border-bottom="0.0008in solid #000000" fo:background-color="#cccccc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8" style:family="table-cell" style:parent-style-name="Default">
      <style:table-cell-properties fo:border-bottom="none" fo:background-color="#cccccc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9" style:family="table-cell" style:parent-style-name="Default">
      <style:table-cell-properties fo:border-bottom="none" fo:background-color="#dddddd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30" style:family="table-cell" style:parent-style-name="Default">
      <style:table-cell-properties fo:border-bottom="none" fo:background-color="#dddddd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31" style:family="table-cell" style:parent-style-name="Default">
      <style:table-cell-properties fo:border-bottom="0.0008in solid #000000" fo:background-color="#dddddd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32" style:family="table-cell" style:parent-style-name="Default">
      <style:table-cell-properties fo:border-bottom="none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33" style:family="table-cell" style:parent-style-name="Default">
      <style:table-cell-properties fo:border-bottom="0.0008in solid #000000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34" style:family="table-cell" style:parent-style-name="Default">
      <style:table-cell-properties fo:border-bottom="none" fo:border-left="0.0008in solid #000000" fo:border-right="none" fo:border-top="none"/>
    </style:style>
    <style:style style:name="ce135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 table:print-ranges="Sheet1.A1:Sheet1.L42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68"/>
        <table:table-column table:style-name="co3" table:default-cell-style-name="ce68"/>
        <table:table-column table:style-name="co1" table:number-columns-repeated="5" table:default-cell-style-name="Default"/>
        <table:table-column table:style-name="co1" table:number-columns-repeated="10" table:default-cell-style-name="ce135"/>
        <table:table-row table:style-name="ro2">
          <table:table-cell table:style-name="ce1"/>
          <table:table-cell table:number-columns-repeated="4"/>
          <table:table-cell table:style-name="ce49"/>
          <table:table-cell table:number-columns-repeated="16"/>
        </table:table-row>
        <table:table-row table:style-name="ro2">
          <table:table-cell table:style-name="ce1"/>
          <table:table-cell table:style-name="ce2" office:value-type="string">
            <text:p>Tester</text:p>
          </table:table-cell>
          <table:table-cell table:style-name="ce19" office:value-type="string">
            <text:p>Jack W King III</text:p>
          </table:table-cell>
          <table:table-cell table:style-name="ce26" table:number-columns-repeated="2"/>
          <table:table-cell table:style-name="ce50"/>
          <table:table-cell table:style-name="ce69" office:value-type="string">
            <text:p>Date</text:p>
          </table:table-cell>
          <table:table-cell table:style-name="ce81" office:value-type="date" office:date-value="2015-07-01">
            <text:p>07/01/15</text:p>
          </table:table-cell>
          <table:table-cell table:style-name="ce99" table:number-columns-repeated="2"/>
          <table:table-cell table:style-name="ce116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Module</text:p>
          </table:table-cell>
          <table:table-cell table:style-name="ce19" office:value-type="string">
            <text:p>YHC69-1015-SN2-P20</text:p>
          </table:table-cell>
          <table:table-cell table:style-name="ce27" table:number-columns-repeated="2"/>
          <table:table-cell table:style-name="ce50"/>
          <table:table-cell table:style-name="ce2" office:value-type="string">
            <text:p>H2O Lv</text:p>
          </table:table-cell>
          <table:table-cell table:style-name="ce26" office:value-type="string">
            <text:p>full</text:p>
          </table:table-cell>
          <table:table-cell table:style-name="ce26" table:number-columns-repeated="2"/>
          <table:table-cell table:style-name="ce11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Pxar Ver:</text:p>
          </table:table-cell>
          <table:table-cell table:style-name="ce19" office:value-type="float" office:value="1.9">
            <text:p>1.9</text:p>
          </table:table-cell>
          <table:table-cell table:style-name="ce26" table:number-columns-repeated="2"/>
          <table:table-cell table:style-name="ce50"/>
          <table:table-cell table:style-name="ce2" office:value-type="string">
            <text:p>HV Read</text:p>
          </table:table-cell>
          <table:table-cell table:style-name="ce19" office:value-type="float" office:value="-150">
            <text:p>-150</text:p>
          </table:table-cell>
          <table:table-cell table:style-name="ce26" table:number-columns-repeated="2"/>
          <table:table-cell table:style-name="ce11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Institute:</text:p>
          </table:table-cell>
          <table:table-cell table:style-name="ce19" office:value-type="string">
            <text:p>University of Kansas</text:p>
          </table:table-cell>
          <table:table-cell table:style-name="ce26" table:number-columns-repeated="2"/>
          <table:table-cell table:style-name="ce51" office:value-type="string">
            <text:p>T/H raw</text:p>
          </table:table-cell>
          <table:table-cell table:style-name="ce70" office:value-type="string">
            <text:p>T/H Act</text:p>
          </table:table-cell>
          <table:table-cell table:style-name="ce82" office:value-type="string">
            <text:p>Comments</text:p>
          </table:table-cell>
          <table:table-cell table:style-name="ce100" table:number-columns-repeated="2"/>
          <table:table-cell table:style-name="ce118"/>
          <table:table-cell table:style-name="ce134"/>
          <table:table-cell table:number-columns-repeated="10"/>
        </table:table-row>
        <table:table-row table:style-name="ro2">
          <table:table-cell/>
          <table:table-cell table:style-name="ce3" office:value-type="string">
            <text:p>Pretest</text:p>
          </table:table-cell>
          <table:table-cell table:style-name="ce20" office:value-type="string">
            <text:p>Test Start</text:p>
          </table:table-cell>
          <table:table-cell table:style-name="ce28" office:value-type="time" office:time-value="PT08H20M00S">
            <text:p>08:20</text:p>
          </table:table-cell>
          <table:table-cell table:style-name="ce32"/>
          <table:table-cell table:style-name="ce52" office:value-type="float" office:value="107.299">
            <text:p>107.30</text:p>
          </table:table-cell>
          <table:table-cell table:style-name="ce71" table:formula="of:=2.5773*[.F6]-257.81" office:value-type="float" office:value="18.7317127">
            <text:p>18.73</text:p>
          </table:table-cell>
          <table:table-cell table:style-name="ce83" office:value-type="string">
            <text:p>good</text:p>
          </table:table-cell>
          <table:table-cell table:style-name="ce101" table:number-columns-repeated="2"/>
          <table:table-cell table:style-name="ce119"/>
          <table:table-cell table:style-name="ce134"/>
          <table:table-cell table:number-columns-repeated="10"/>
        </table:table-row>
        <table:table-row table:style-name="ro2">
          <table:table-cell/>
          <table:table-cell table:style-name="ce4"/>
          <table:table-cell table:style-name="ce20" office:value-type="string">
            <text:p>Test End</text:p>
          </table:table-cell>
          <table:table-cell table:style-name="ce28" office:value-type="time" office:time-value="PT08H21M00S">
            <text:p>08:21</text:p>
          </table:table-cell>
          <table:table-cell table:style-name="ce33" table:formula="of:=[.D7]-[.D6]" office:value-type="time" office:time-value="PT00H01M00S">
            <text:p>00:01</text:p>
          </table:table-cell>
          <table:table-cell table:style-name="ce53" office:value-type="float" office:value="337.2">
            <text:p>337.20</text:p>
          </table:table-cell>
          <table:table-cell table:style-name="ce72" table:formula="of:=[.F7]-280" office:value-type="float" office:value="57.2">
            <text:p>57.20</text:p>
          </table:table-cell>
          <table:table-cell table:style-name="ce84"/>
          <table:table-cell table:style-name="ce102" table:number-columns-repeated="2"/>
          <table:table-cell table:style-name="ce120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PixelAlive</text:p>
          </table:table-cell>
          <table:table-cell table:style-name="ce21" office:value-type="string">
            <text:p>Test Start</text:p>
          </table:table-cell>
          <table:table-cell table:style-name="ce29" office:value-type="time" office:time-value="PT08H21M00S">
            <text:p>08:21</text:p>
          </table:table-cell>
          <table:table-cell table:style-name="ce34"/>
          <table:table-cell table:style-name="ce54" office:value-type="float" office:value="107.3">
            <text:p>107.30</text:p>
          </table:table-cell>
          <table:table-cell table:style-name="ce73" table:formula="of:=2.5773*[.F8]-257.81" office:value-type="float" office:value="18.73429">
            <text:p>18.73</text:p>
          </table:table-cell>
          <table:table-cell table:style-name="ce85" office:value-type="string">
            <text:p>bad pixs: 6 <text:s text:c="2"/>roc 4:2, 5:2, 6:1, 11:1</text:p>
          </table:table-cell>
          <table:table-cell table:style-name="ce103" table:number-columns-repeated="2"/>
          <table:table-cell table:style-name="ce121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1" office:value-type="string">
            <text:p>Test End</text:p>
          </table:table-cell>
          <table:table-cell table:style-name="ce29" office:value-type="time" office:time-value="PT08H22M00S">
            <text:p>08:22</text:p>
          </table:table-cell>
          <table:table-cell table:style-name="ce35" table:formula="of:=[.D9]-[.D8]" office:value-type="time" office:time-value="PT00H01M00S">
            <text:p>00:01</text:p>
          </table:table-cell>
          <table:table-cell table:style-name="ce55" office:value-type="float" office:value="336.9">
            <text:p>336.90</text:p>
          </table:table-cell>
          <table:table-cell table:style-name="ce74" table:formula="of:=[.F9]-280" office:value-type="float" office:value="56.9">
            <text:p>56.90</text:p>
          </table:table-cell>
          <table:table-cell table:style-name="ce85" office:value-type="string">
            <text:p>0 0 0 0 2 2 1 0 0 0 0 1 0 0 0 0</text:p>
          </table:table-cell>
          <table:table-cell table:style-name="ce103" table:number-columns-repeated="2"/>
          <table:table-cell table:style-name="ce121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3" office:value-type="string">
            <text:p>Trim:35</text:p>
          </table:table-cell>
          <table:table-cell table:style-name="ce21" office:value-type="string">
            <text:p>Test Start</text:p>
          </table:table-cell>
          <table:table-cell table:style-name="ce29" office:value-type="time" office:time-value="PT08H22M00S">
            <text:p>08:22</text:p>
          </table:table-cell>
          <table:table-cell table:style-name="ce34"/>
          <table:table-cell table:style-name="ce54" office:value-type="float" office:value="107.31">
            <text:p>107.31</text:p>
          </table:table-cell>
          <table:table-cell table:style-name="ce73" table:formula="of:=2.5773*[.F10]-257.81" office:value-type="float" office:value="18.760063">
            <text:p>18.76</text:p>
          </table:table-cell>
          <table:table-cell table:style-name="ce86"/>
          <table:table-cell table:style-name="ce104" table:number-columns-repeated="2"/>
          <table:table-cell table:style-name="ce122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4"/>
          <table:table-cell table:style-name="ce21" office:value-type="string">
            <text:p>Test End</text:p>
          </table:table-cell>
          <table:table-cell table:style-name="ce29"/>
          <table:table-cell table:style-name="ce35" table:formula="of:=[.D11]-[.D10]" office:value-type="time" office:time-value="-PT08H22M00S">
            <text:p>15:38</text:p>
          </table:table-cell>
          <table:table-cell table:style-name="ce55" office:value-type="float" office:value="336.4">
            <text:p>336.40</text:p>
          </table:table-cell>
          <table:table-cell table:style-name="ce74" table:formula="of:=[.F11]-280" office:value-type="float" office:value="56.4">
            <text:p>56.40</text:p>
          </table:table-cell>
          <table:table-cell table:style-name="ce87"/>
          <table:table-cell table:style-name="ce105" table:number-columns-repeated="2"/>
          <table:table-cell table:style-name="ce123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3" office:value-type="string">
            <text:p>Phopt:35</text:p>
          </table:table-cell>
          <table:table-cell table:style-name="ce21" office:value-type="string">
            <text:p>Test Start</text:p>
          </table:table-cell>
          <table:table-cell table:style-name="ce29"/>
          <table:table-cell table:style-name="ce34"/>
          <table:table-cell table:style-name="ce54"/>
          <table:table-cell table:style-name="ce73" table:formula="of:=2.5773*[.F12]-257.81" office:value-type="float" office:value="-257.81">
            <text:p>-257.81</text:p>
          </table:table-cell>
          <table:table-cell table:style-name="ce85"/>
          <table:table-cell table:style-name="ce106" table:number-columns-repeated="2"/>
          <table:table-cell table:style-name="ce121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4"/>
          <table:table-cell table:style-name="ce21" office:value-type="string">
            <text:p>Test End</text:p>
          </table:table-cell>
          <table:table-cell table:style-name="ce29"/>
          <table:table-cell table:style-name="ce35" table:formula="of:=[.D13]-[.D12]" office:value-type="time" office:time-value="PT00H00M00S">
            <text:p>00:00</text:p>
          </table:table-cell>
          <table:table-cell table:style-name="ce55"/>
          <table:table-cell table:style-name="ce74" table:formula="of:=[.F13]-280" office:value-type="float" office:value="-280">
            <text:p>-280.00</text:p>
          </table:table-cell>
          <table:table-cell table:style-name="ce85"/>
          <table:table-cell table:style-name="ce106" table:number-columns-repeated="2"/>
          <table:table-cell table:style-name="ce121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3" office:value-type="string">
            <text:p>Gainped:35</text:p>
          </table:table-cell>
          <table:table-cell table:style-name="ce20" office:value-type="string">
            <text:p>Test Start</text:p>
          </table:table-cell>
          <table:table-cell table:style-name="ce28"/>
          <table:table-cell table:style-name="ce32"/>
          <table:table-cell table:style-name="ce52"/>
          <table:table-cell table:style-name="ce71" table:formula="of:=2.5773*[.F14]-257.81" office:value-type="float" office:value="-257.81">
            <text:p>-257.81</text:p>
          </table:table-cell>
          <table:table-cell table:style-name="ce83"/>
          <table:table-cell table:style-name="ce101" table:number-columns-repeated="2"/>
          <table:table-cell table:style-name="ce119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4"/>
          <table:table-cell table:style-name="ce20" office:value-type="string">
            <text:p>Test End</text:p>
          </table:table-cell>
          <table:table-cell table:style-name="ce28"/>
          <table:table-cell table:style-name="ce33" table:formula="of:=[.D15]-[.D14]" office:value-type="time" office:time-value="PT00H00M00S">
            <text:p>00:00</text:p>
          </table:table-cell>
          <table:table-cell table:style-name="ce53"/>
          <table:table-cell table:style-name="ce72" table:formula="of:=[.F15]-280" office:value-type="float" office:value="-280">
            <text:p>-280.00</text:p>
          </table:table-cell>
          <table:table-cell table:style-name="ce84"/>
          <table:table-cell table:style-name="ce102" table:number-columns-repeated="2"/>
          <table:table-cell table:style-name="ce120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Bbond1:35</text:p>
          </table:table-cell>
          <table:table-cell table:style-name="ce20" office:value-type="string">
            <text:p>Test Start</text:p>
          </table:table-cell>
          <table:table-cell table:style-name="ce28"/>
          <table:table-cell table:style-name="ce32"/>
          <table:table-cell table:style-name="ce52"/>
          <table:table-cell table:style-name="ce71" table:formula="of:=2.5773*[.F16]-257.81" office:value-type="float" office:value="-257.81">
            <text:p>-257.81</text:p>
          </table:table-cell>
          <table:table-cell table:style-name="ce88"/>
          <table:table-cell table:style-name="ce107" table:number-columns-repeated="2"/>
          <table:table-cell table:style-name="ce124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0" office:value-type="string">
            <text:p>Test End</text:p>
          </table:table-cell>
          <table:table-cell table:style-name="ce28"/>
          <table:table-cell table:style-name="ce33" table:formula="of:=[.D17]-[.D16]" office:value-type="time" office:time-value="PT00H00M00S">
            <text:p>00:00</text:p>
          </table:table-cell>
          <table:table-cell table:style-name="ce53"/>
          <table:table-cell table:style-name="ce72" table:formula="of:=[.F17]-280" office:value-type="float" office:value="-280">
            <text:p>-280.00</text:p>
          </table:table-cell>
          <table:table-cell table:style-name="ce88"/>
          <table:table-cell table:style-name="ce107" table:number-columns-repeated="2"/>
          <table:table-cell table:style-name="ce124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Sc:vcal:35</text:p>
          </table:table-cell>
          <table:table-cell table:style-name="ce20" office:value-type="string">
            <text:p>Test Start</text:p>
          </table:table-cell>
          <table:table-cell table:style-name="ce28"/>
          <table:table-cell table:style-name="ce32"/>
          <table:table-cell table:style-name="ce52"/>
          <table:table-cell table:style-name="ce71" table:formula="of:=2.5773*[.F18]-257.81" office:value-type="float" office:value="-257.81">
            <text:p>-257.81</text:p>
          </table:table-cell>
          <table:table-cell table:style-name="ce83"/>
          <table:table-cell table:style-name="ce101" table:number-columns-repeated="2"/>
          <table:table-cell table:style-name="ce119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0" office:value-type="string">
            <text:p>Test End</text:p>
          </table:table-cell>
          <table:table-cell table:style-name="ce28"/>
          <table:table-cell table:style-name="ce33" table:formula="of:=[.D19]-[.D18]" office:value-type="time" office:time-value="PT00H00M00S">
            <text:p>00:00</text:p>
          </table:table-cell>
          <table:table-cell table:style-name="ce53"/>
          <table:table-cell table:style-name="ce72" table:formula="of:=[.F19]-280" office:value-type="float" office:value="-280">
            <text:p>-280.00</text:p>
          </table:table-cell>
          <table:table-cell table:style-name="ce84"/>
          <table:table-cell table:style-name="ce102" table:number-columns-repeated="2"/>
          <table:table-cell table:style-name="ce120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Hotpixel:35</text:p>
          </table:table-cell>
          <table:table-cell table:style-name="ce21" office:value-type="string">
            <text:p>Test Start</text:p>
          </table:table-cell>
          <table:table-cell table:style-name="ce29"/>
          <table:table-cell table:style-name="ce36"/>
          <table:table-cell table:style-name="ce56"/>
          <table:table-cell table:style-name="ce73" table:formula="of:=2.5773*[.F20]-257.81" office:value-type="float" office:value="-257.81">
            <text:p>-257.81</text:p>
          </table:table-cell>
          <table:table-cell table:style-name="ce85"/>
          <table:table-cell table:style-name="ce106" table:number-columns-repeated="2"/>
          <table:table-cell table:style-name="ce125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1" office:value-type="string">
            <text:p>Test End</text:p>
          </table:table-cell>
          <table:table-cell table:style-name="ce29"/>
          <table:table-cell table:style-name="ce37" table:formula="of:=[.D21]-[.D20]" office:value-type="time" office:time-value="PT00H00M00S">
            <text:p>00:00</text:p>
          </table:table-cell>
          <table:table-cell table:style-name="ce57"/>
          <table:table-cell table:style-name="ce74" table:formula="of:=[.F21]-280" office:value-type="float" office:value="-280">
            <text:p>-280.00</text:p>
          </table:table-cell>
          <table:table-cell table:style-name="ce85"/>
          <table:table-cell table:style-name="ce106" table:number-columns-repeated="2"/>
          <table:table-cell table:style-name="ce125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Floro:Cu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8"/>
          <table:table-cell table:style-name="ce58" office:value-type="float" office:value="107.75">
            <text:p>107.75</text:p>
          </table:table-cell>
          <table:table-cell table:style-name="ce75" table:formula="of:=2.5773*[.F22]-257.81" office:value-type="float" office:value="19.894075">
            <text:p>19.89</text:p>
          </table:table-cell>
          <table:table-cell table:style-name="ce89"/>
          <table:table-cell table:style-name="ce108" table:number-columns-repeated="2"/>
          <table:table-cell table:style-name="ce126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2" office:value-type="string">
            <text:p>Test End</text:p>
          </table:table-cell>
          <table:table-cell table:style-name="ce30"/>
          <table:table-cell table:style-name="ce39" table:formula="of:=[.D23]-[.D22]" office:value-type="time" office:time-value="PT00H00M00S">
            <text:p>00:00</text:p>
          </table:table-cell>
          <table:table-cell table:style-name="ce59"/>
          <table:table-cell table:style-name="ce76" table:formula="of:=[.F23]-280" office:value-type="float" office:value="-280">
            <text:p>-280.00</text:p>
          </table:table-cell>
          <table:table-cell table:style-name="ce90"/>
          <table:table-cell table:style-name="ce109" table:number-columns-repeated="2"/>
          <table:table-cell table:style-name="ce127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Floro:In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8"/>
          <table:table-cell table:style-name="ce58"/>
          <table:table-cell table:style-name="ce75" table:formula="of:=2.5773*[.F24]-257.81" office:value-type="float" office:value="-257.81">
            <text:p>-257.81</text:p>
          </table:table-cell>
          <table:table-cell table:style-name="ce91"/>
          <table:table-cell table:style-name="ce108" table:number-columns-repeated="2"/>
          <table:table-cell table:style-name="ce126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2" office:value-type="string">
            <text:p>Test End</text:p>
          </table:table-cell>
          <table:table-cell table:style-name="ce30"/>
          <table:table-cell table:style-name="ce40" table:formula="of:=[.D25]-[.D24]" office:value-type="time" office:time-value="PT00H00M00S">
            <text:p>00:00</text:p>
          </table:table-cell>
          <table:table-cell table:style-name="ce60"/>
          <table:table-cell table:style-name="ce76" table:formula="of:=[.F25]-280" office:value-type="float" office:value="-280">
            <text:p>-280.00</text:p>
          </table:table-cell>
          <table:table-cell table:style-name="ce92"/>
          <table:table-cell table:style-name="ce109" table:number-columns-repeated="2"/>
          <table:table-cell table:style-name="ce127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12" office:value-type="string">
            <text:p>Floro:Sn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41"/>
          <table:table-cell table:style-name="ce61"/>
          <table:table-cell table:style-name="ce75" table:formula="of:=2.5773*[.F26]-257.81" office:value-type="float" office:value="-257.81">
            <text:p>-257.81</text:p>
          </table:table-cell>
          <table:table-cell table:style-name="ce93"/>
          <table:table-cell table:style-name="ce110" table:number-columns-repeated="2"/>
          <table:table-cell table:style-name="ce128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2" office:value-type="string">
            <text:p>Test End</text:p>
          </table:table-cell>
          <table:table-cell table:style-name="ce30"/>
          <table:table-cell table:style-name="ce39" table:formula="of:=[.D27]-[.D26]" office:value-type="time" office:time-value="PT00H00M00S">
            <text:p>00:00</text:p>
          </table:table-cell>
          <table:table-cell table:style-name="ce59"/>
          <table:table-cell table:style-name="ce76" table:formula="of:=[.F27]-280" office:value-type="float" office:value="-280">
            <text:p>-280.00</text:p>
          </table:table-cell>
          <table:table-cell table:style-name="ce93"/>
          <table:table-cell table:style-name="ce110" table:number-columns-repeated="2"/>
          <table:table-cell table:style-name="ce128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Floro:Ag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8"/>
          <table:table-cell table:style-name="ce58"/>
          <table:table-cell table:style-name="ce75" table:formula="of:=2.5773*[.F28]-257.81" office:value-type="float" office:value="-257.81">
            <text:p>-257.81</text:p>
          </table:table-cell>
          <table:table-cell table:style-name="ce91"/>
          <table:table-cell table:style-name="ce108" table:number-columns-repeated="2"/>
          <table:table-cell table:style-name="ce126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2" office:value-type="string">
            <text:p>Test End</text:p>
          </table:table-cell>
          <table:table-cell table:style-name="ce30"/>
          <table:table-cell table:style-name="ce40" table:formula="of:=[.D29]-[.D28]" office:value-type="time" office:time-value="PT00H00M00S">
            <text:p>00:00</text:p>
          </table:table-cell>
          <table:table-cell table:style-name="ce60"/>
          <table:table-cell table:style-name="ce76" table:formula="of:=[.F29]-280" office:value-type="float" office:value="-280">
            <text:p>-280.00</text:p>
          </table:table-cell>
          <table:table-cell table:style-name="ce92"/>
          <table:table-cell table:style-name="ce109" table:number-columns-repeated="2"/>
          <table:table-cell table:style-name="ce127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13" office:value-type="string">
            <text:p>Hr:1.0ma:35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42"/>
          <table:table-cell table:style-name="ce62"/>
          <table:table-cell table:style-name="ce77" table:formula="of:=2.5773*[.F30]-257.81" office:value-type="float" office:value="-257.81">
            <text:p>-257.81</text:p>
          </table:table-cell>
          <table:table-cell table:style-name="ce94"/>
          <table:table-cell table:style-name="ce111" table:number-columns-repeated="2"/>
          <table:table-cell table:style-name="ce129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14"/>
          <table:table-cell table:style-name="ce23" office:value-type="string">
            <text:p>Test End</text:p>
          </table:table-cell>
          <table:table-cell table:style-name="ce31"/>
          <table:table-cell table:style-name="ce43" table:formula="of:=[.D31]-[.D30]" office:value-type="time" office:time-value="PT00H00M00S">
            <text:p>00:00</text:p>
          </table:table-cell>
          <table:table-cell table:style-name="ce63"/>
          <table:table-cell table:style-name="ce78" table:formula="of:=[.F31]-280" office:value-type="float" office:value="-280">
            <text:p>-280.00</text:p>
          </table:table-cell>
          <table:table-cell table:style-name="ce94"/>
          <table:table-cell table:style-name="ce111" table:number-columns-repeated="2"/>
          <table:table-cell table:style-name="ce129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8ma:35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44"/>
          <table:table-cell table:style-name="ce64"/>
          <table:table-cell table:style-name="ce77" table:formula="of:=2.5773*[.F32]-257.81" office:value-type="float" office:value="-257.81">
            <text:p>-257.81</text:p>
          </table:table-cell>
          <table:table-cell table:style-name="ce95"/>
          <table:table-cell table:style-name="ce112" table:number-columns-repeated="2"/>
          <table:table-cell table:style-name="ce130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16" office:value-type="string">
            <text:p>optional</text:p>
          </table:table-cell>
          <table:table-cell table:style-name="ce23" office:value-type="string">
            <text:p>Test End</text:p>
          </table:table-cell>
          <table:table-cell table:style-name="ce31"/>
          <table:table-cell table:style-name="ce45" table:formula="of:=[.D33]-[.D32]" office:value-type="time" office:time-value="PT00H00M00S">
            <text:p>00:00</text:p>
          </table:table-cell>
          <table:table-cell table:style-name="ce65"/>
          <table:table-cell table:style-name="ce78" table:formula="of:=[.F33]-280" office:value-type="float" office:value="-280">
            <text:p>-280.00</text:p>
          </table:table-cell>
          <table:table-cell table:style-name="ce96"/>
          <table:table-cell table:style-name="ce113" table:number-columns-repeated="2"/>
          <table:table-cell table:style-name="ce131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13" office:value-type="string">
            <text:p>Hr:0.6ma:35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42"/>
          <table:table-cell table:style-name="ce62"/>
          <table:table-cell table:style-name="ce77" table:formula="of:=2.5773*[.F34]-257.81" office:value-type="float" office:value="-257.81">
            <text:p>-257.81</text:p>
          </table:table-cell>
          <table:table-cell table:style-name="ce94"/>
          <table:table-cell table:style-name="ce111" table:number-columns-repeated="2"/>
          <table:table-cell table:style-name="ce129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optional</text:p>
          </table:table-cell>
          <table:table-cell table:style-name="ce23" office:value-type="string">
            <text:p>Test End</text:p>
          </table:table-cell>
          <table:table-cell table:style-name="ce31"/>
          <table:table-cell table:style-name="ce43" table:formula="of:=[.D35]-[.D34]" office:value-type="time" office:time-value="PT00H00M00S">
            <text:p>00:00</text:p>
          </table:table-cell>
          <table:table-cell table:style-name="ce63"/>
          <table:table-cell table:style-name="ce78" table:formula="of:=[.F35]-280" office:value-type="float" office:value="-280">
            <text:p>-280.00</text:p>
          </table:table-cell>
          <table:table-cell table:style-name="ce94"/>
          <table:table-cell table:style-name="ce111" table:number-columns-repeated="2"/>
          <table:table-cell table:style-name="ce129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4ma:35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44"/>
          <table:table-cell table:style-name="ce64"/>
          <table:table-cell table:style-name="ce77" table:formula="of:=2.5773*[.F36]-257.81" office:value-type="float" office:value="-257.81">
            <text:p>-257.81</text:p>
          </table:table-cell>
          <table:table-cell table:style-name="ce95"/>
          <table:table-cell table:style-name="ce112" table:number-columns-repeated="2"/>
          <table:table-cell table:style-name="ce130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16" office:value-type="string">
            <text:p>optional</text:p>
          </table:table-cell>
          <table:table-cell table:style-name="ce23" office:value-type="string">
            <text:p>Test End</text:p>
          </table:table-cell>
          <table:table-cell table:style-name="ce31"/>
          <table:table-cell table:style-name="ce45" table:formula="of:=[.D37]-[.D36]" office:value-type="time" office:time-value="PT00H00M00S">
            <text:p>00:00</text:p>
          </table:table-cell>
          <table:table-cell table:style-name="ce65"/>
          <table:table-cell table:style-name="ce78" table:formula="of:=[.F37]-280" office:value-type="float" office:value="-280">
            <text:p>-280.00</text:p>
          </table:table-cell>
          <table:table-cell table:style-name="ce96"/>
          <table:table-cell table:style-name="ce113" table:number-columns-repeated="2"/>
          <table:table-cell table:style-name="ce131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13" office:value-type="string">
            <text:p>Hr:0.2:ma35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42"/>
          <table:table-cell table:style-name="ce62"/>
          <table:table-cell table:style-name="ce77" table:formula="of:=2.5773*[.F33]-257.81" office:value-type="float" office:value="-257.81">
            <text:p>-257.81</text:p>
          </table:table-cell>
          <table:table-cell table:style-name="ce94"/>
          <table:table-cell table:style-name="ce111" table:number-columns-repeated="2"/>
          <table:table-cell table:style-name="ce129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16" office:value-type="string">
            <text:p>optional</text:p>
          </table:table-cell>
          <table:table-cell table:style-name="ce23" office:value-type="string">
            <text:p>Test End</text:p>
          </table:table-cell>
          <table:table-cell table:style-name="ce31"/>
          <table:table-cell table:style-name="ce45" table:formula="of:=[.D39]-[.D33]" office:value-type="time" office:time-value="PT00H00M00S">
            <text:p>00:00</text:p>
          </table:table-cell>
          <table:table-cell table:style-name="ce65"/>
          <table:table-cell table:style-name="ce78" table:formula="of:=[.F39]-280" office:value-type="float" office:value="-280">
            <text:p>-280.00</text:p>
          </table:table-cell>
          <table:table-cell table:style-name="ce96"/>
          <table:table-cell table:style-name="ce113" table:number-columns-repeated="2"/>
          <table:table-cell table:style-name="ce131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9"/>
          <table:table-cell table:style-name="ce24" table:number-columns-repeated="2"/>
          <table:table-cell table:style-name="ce46"/>
          <table:table-cell table:style-name="ce66"/>
          <table:table-cell table:style-name="ce79"/>
          <table:table-cell table:style-name="ce97"/>
          <table:table-cell table:style-name="ce114" table:number-columns-repeated="2"/>
          <table:table-cell table:style-name="ce132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style-name="ce18" office:value-type="string">
            <text:p>Total time:</text:p>
          </table:table-cell>
          <table:table-cell table:style-name="ce25" table:number-columns-repeated="2"/>
          <table:table-cell table:style-name="ce47" table:formula="of:=SUM([.E7:.E39])" office:value-type="time" office:time-value="-PT08H20M00S">
            <text:p>15:40</text:p>
          </table:table-cell>
          <table:table-cell table:style-name="ce67"/>
          <table:table-cell table:style-name="ce80" office:value-type="string">
            <text:p>Grade:</text:p>
          </table:table-cell>
          <table:table-cell table:style-name="ce98"/>
          <table:table-cell table:style-name="ce115" table:number-columns-repeated="2"/>
          <table:table-cell table:style-name="ce133"/>
          <table:table-cell table:style-name="ce134"/>
          <table:table-cell table:number-columns-repeated="10"/>
        </table:table-row>
        <table:table-row table:style-name="ro2">
          <table:table-cell table:style-name="ce1"/>
          <table:table-cell table:number-columns-repeated="3"/>
          <table:table-cell table:style-name="ce48"/>
          <table:table-cell table:style-name="ce49"/>
          <table:table-cell table:number-columns-repeated="16"/>
        </table:table-row>
        <table:table-row table:style-name="ro2">
          <table:table-cell table:style-name="ce1"/>
          <table:table-cell table:number-columns-repeated="4"/>
          <table:table-cell table:style-name="ce49"/>
          <table:table-cell table:number-columns-repeated="16"/>
        </table:table-row>
        <table:table-row table:style-name="ro3" table:number-rows-repeated="1048532">
          <table:table-cell table:number-columns-repeated="22"/>
        </table:table-row>
        <table:table-row table:style-name="ro3">
          <table:table-cell table:number-columns-repeated="22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0"/>
    </number:number-style>
    <number:number-style style:name="N118">
      <style:text-properties fo:color="#ff0000"/>
      <number:text>-</number:text>
      <number:number number:decimal-places="0" number:min-integer-digits="0"/>
      <style:map style:condition="value()&gt;=0" style:apply-style-name="N118P0"/>
    </number:number-style>
    <number:number-style style:name="N120P0" style:volatile="true">
      <number:number number:decimal-places="2" number:min-integer-digits="0"/>
    </number:number-style>
    <number:number-style style:name="N120">
      <style:text-properties fo:color="#ff0000"/>
      <number:text>-</number:text>
      <number:number number:decimal-places="2" number:min-integer-digits="0"/>
      <style:map style:condition="value()&gt;=0" style:apply-style-name="N120P0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7/01/2015</text:date>, <text:time>08:3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_HEP_Electronics_Design_Lab KU_PHSX</meta:initial-creator>
    <meta:creation-date>2015-05-19T13:58:49</meta:creation-date>
    <dc:date>2015-07-01T08:38:49</dc:date>
    <dc:creator>KU_HEP_Electronics_Design_Lab KU_PHSX</dc:creator>
    <meta:editing-duration>P2DT23H59M2S</meta:editing-duration>
    <meta:editing-cycles>9</meta:editing-cycles>
    <meta:generator>OpenOffice/4.1.1$Unix OpenOffice.org_project/411m6$Build-9775</meta:generator>
    <meta:document-statistic meta:table-count="3" meta:cell-count="195" meta:object-count="0"/>
  </office:meta>
</office:document-meta>
</file>